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3" style:family="table-column">
      <style:table-column-properties style:column-width="1.852in"/>
    </style:style>
    <style:style style:name="TableColumn4" style:family="table-column">
      <style:table-column-properties style:column-width="1.8611in"/>
    </style:style>
    <style:style style:name="TableColumn5" style:family="table-column">
      <style:table-column-properties style:column-width="2.4451in"/>
    </style:style>
    <style:style style:name="TableColumn6" style:family="table-column">
      <style:table-column-properties style:column-width="1.2486in"/>
    </style:style>
    <style:style style:name="TableColumn7" style:family="table-column">
      <style:table-column-properties style:column-width="1.5861in"/>
    </style:style>
    <style:style style:name="Table2" style:family="table">
      <style:table-properties style:width="8.9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1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3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5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7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2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2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2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2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2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2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2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3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3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3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3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3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3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4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4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4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4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4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4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4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5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5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5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5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5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5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5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6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6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6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6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6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6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7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7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7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7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7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7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7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8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8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8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8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8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8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8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9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9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9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9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9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99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0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01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0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03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0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05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0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07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openMetaAnalysis: PICO Table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rial</text:p>
          </table:table-cell>
          <table:table-cell table:style-name="TableCell11">
            <text:p text:style-name="P12">Patients</text:p>
          </table:table-cell>
          <table:table-cell table:style-name="TableCell13">
            <text:p text:style-name="P14">Intervention</text:p>
          </table:table-cell>
          <table:table-cell table:style-name="TableCell15">
            <text:p text:style-name="P16">Comparison</text:p>
          </table:table-cell>
          <table:table-cell table:style-name="TableCell17">
            <text:p text:style-name="P18">Outcome</text:p>
          </table:table-cell>
        </table:table-row>
        <table:table-row table:style-name="TableRow19">
          <table:table-cell table:style-name="TableCell20">
            <text:p text:style-name="Normal">Perruzi<text:line-break/>1993<text:line-break/>PMID<text:s/><text:a xlink:href="http://pubmed.gov/8472567" office:target-frame-name="_top" xlink:show="replace"><text:span text:style-name="Hyperlink">8472567</text:span></text:a></text:p>
          </table:table-cell>
          <table:table-cell table:style-name="TableCell21">
            <text:p text:style-name="Normal">Adults in intensive care with an arterial catheter</text:p>
          </table:table-cell>
          <table:table-cell table:style-name="TableCell22">
            <text:p text:style-name="Normal">VAMP</text:p>
          </table:table-cell>
          <table:table-cell table:style-name="TableCell23">
            <text:p text:style-name="Normal">Usual care</text:p>
          </table:table-cell>
          <table:table-cell table:style-name="TableCell24">
            <text:p text:style-name="Normal">Transfusion while in intensive care</text:p>
          </table:table-cell>
        </table:table-row>
        <table:table-row table:style-name="TableRow25">
          <table:table-cell table:style-name="TableCell26">
            <text:p text:style-name="Normal">Thorpe<text:line-break/>2000<text:line-break/>PMID<text:s/><text:a xlink:href="http://pubmed.gov/10594430" office:target-frame-name="_top" xlink:show="replace"><text:span text:style-name="Hyperlink">10594430</text:span></text:a></text:p>
          </table:table-cell>
          <table:table-cell table:style-name="TableCell27">
            <text:p text:style-name="Normal">Adults in intensive care with an arterial catheter and expected length of critical care to be more than 7 days</text:p>
          </table:table-cell>
          <table:table-cell table:style-name="TableCell28">
            <text:p text:style-name="Normal">VAMP</text:p>
          </table:table-cell>
          <table:table-cell table:style-name="TableCell29">
            <text:p text:style-name="Normal">Usual care</text:p>
          </table:table-cell>
          <table:table-cell table:style-name="TableCell30">
            <text:p text:style-name="Normal">Transfusion while in intensive care*</text:p>
          </table:table-cell>
        </table:table-row>
        <table:table-row table:style-name="TableRow31">
          <table:table-cell table:style-name="TableCell32">
            <text:p text:style-name="Normal">MacIsaac<text:line-break/>2003<text:line-break/>PMID<text:s/><text:a xlink:href="http://pubmed.gov/14719427" office:target-frame-name="_top" xlink:show="replace"><text:span text:style-name="Hyperlink">14719427</text:span></text:a></text:p>
          </table:table-cell>
          <table:table-cell table:style-name="TableCell33">
            <text:p text:style-name="Normal">Adults in intensive care with an arterial catheter</text:p>
          </table:table-cell>
          <table:table-cell table:style-name="TableCell34">
            <text:p text:style-name="Normal">VAMP</text:p>
          </table:table-cell>
          <table:table-cell table:style-name="TableCell35">
            <text:p text:style-name="Normal">Usual care</text:p>
          </table:table-cell>
          <table:table-cell table:style-name="TableCell36">
            <text:p text:style-name="Normal">Transfusion while in intensive care</text:p>
          </table:table-cell>
        </table:table-row>
        <table:table-row table:style-name="TableRow37">
          <table:table-cell table:style-name="TableCell38">
            <text:p text:style-name="Normal">Harber<text:line-break/>2006&gt;<text:line-break/>PMID<text:s/><text:a xlink:href="http://pubmed.gov/16913337" office:target-frame-name="_top" xlink:show="replace"><text:span text:style-name="Hyperlink">16913337</text:span></text:a></text:p>
          </table:table-cell>
          <table:table-cell table:style-name="TableCell39">
            <text:p text:style-name="Normal">Adults in intensive care with an arterial catheter</text:p>
          </table:table-cell>
          <table:table-cell table:style-name="TableCell40">
            <text:p text:style-name="Normal">VAMP + small collection tubes</text:p>
          </table:table-cell>
          <table:table-cell table:style-name="TableCell41">
            <text:p text:style-name="Normal">Usual care</text:p>
          </table:table-cell>
          <table:table-cell table:style-name="TableCell42">
            <text:p text:style-name="Normal">Transfusion while in intensive care</text:p>
          </table:table-cell>
        </table:table-row>
        <table:table-row table:style-name="TableRow43">
          <table:table-cell table:style-name="TableCell44">
            <text:p text:style-name="Normal">Mukhopadhyay<text:line-break/>2010<text:line-break/>PMID<text:s/><text:a xlink:href="http://pubmed.gov/20105285" office:target-frame-name="_top" xlink:show="replace"><text:span text:style-name="Hyperlink">20105285</text:span></text:a></text:p>
          </table:table-cell>
          <table:table-cell table:style-name="TableCell45">
            <text:p text:style-name="Normal">Adults in intensive care with an arterial catheter</text:p>
          </table:table-cell>
          <table:table-cell table:style-name="TableCell46">
            <text:p text:style-name="Normal">VAMP</text:p>
          </table:table-cell>
          <table:table-cell table:style-name="TableCell47">
            <text:p text:style-name="Normal">Usual care<text:line-break/>(historical controls)</text:p>
          </table:table-cell>
          <table:table-cell table:style-name="TableCell48">
            <text:p text:style-name="Normal">Transfusion while in intensive care</text:p>
          </table:table-cell>
        </table:table-row>
        <table:table-row table:style-name="TableRow49">
          <table:table-cell table:style-name="TableCell50">
            <text:p text:style-name="Normal">Rezende<text:line-break/>2010<text:line-break/>PMID<text:s/><text:a xlink:href="http://pubmed.gov/25303693" office:target-frame-name="_top" xlink:show="replace"><text:span text:style-name="Hyperlink">25303693</text:span></text:a></text:p>
          </table:table-cell>
          <table:table-cell table:style-name="TableCell51">
            <text:p text:style-name="Normal">Adults in intensive care with an arterial catheter and mechanic ventilation &gt; 24 hours</text:p>
          </table:table-cell>
          <table:table-cell table:style-name="TableCell52">
            <text:p text:style-name="Normal">VAMP</text:p>
          </table:table-cell>
          <table:table-cell table:style-name="TableCell53">
            <text:p text:style-name="Normal">Usual care</text:p>
          </table:table-cell>
          <table:table-cell table:style-name="TableCell54">
            <text:p text:style-name="Normal">Transfusion while in intensive care</text:p>
          </table:table-cell>
        </table:table-row>
        <table:table-row table:style-name="TableRow55">
          <table:table-cell table:style-name="TableCell56">
            <text:p text:style-name="Normal">Riessen<text:line-break/><text:soft-page-break/>2015<text:line-break/>PMID<text:s/><text:a xlink:href="http://pubmed.gov/24635773" office:target-frame-name="_top" xlink:show="replace"><text:span text:style-name="Hyperlink">24635773</text:span></text:a></text:p>
          </table:table-cell>
          <table:table-cell table:style-name="TableCell57">
            <text:p text:style-name="Normal">Adults in intensive care with<text:s/><text:soft-page-break/>an arterial catheter and mechanic ventilation &gt; 72 hours</text:p>
          </table:table-cell>
          <table:table-cell table:style-name="TableCell58">
            <text:p text:style-name="Normal">VAMP + small collection tubes + policy<text:s/><text:soft-page-break/>changes</text:p>
          </table:table-cell>
          <table:table-cell table:style-name="TableCell59">
            <text:p text:style-name="Normal">Usual care<text:line-break/><text:soft-page-break/>(historical controls)<text:line-break/>(historical controls)</text:p>
          </table:table-cell>
          <table:table-cell table:style-name="TableCell60">
            <text:p text:style-name="Normal">Transfusion while in<text:s/><text:soft-page-break/>intensive care</text:p>
          </table:table-cell>
        </table:table-row>
        <text:soft-page-break/>
        <table:table-row table:style-name="TableRow61">
          <table:table-cell table:style-name="TableCell62">
            <text:p text:style-name="Normal">Dolman<text:line-break/>2015<text:line-break/>PMID<text:s/><text:a xlink:href="http://pubmed.gov/26164619" office:target-frame-name="_top" xlink:show="replace"><text:span text:style-name="Hyperlink">26164619</text:span></text:a></text:p>
          </table:table-cell>
          <table:table-cell table:style-name="TableCell63">
            <text:p text:style-name="Normal">Adults in surgical intensive care for at least two days</text:p>
          </table:table-cell>
          <table:table-cell table:style-name="TableCell64">
            <text:p text:style-name="Normal">Small collection tubes</text:p>
          </table:table-cell>
          <table:table-cell table:style-name="TableCell65">
            <text:p text:style-name="Normal">Usual care<text:line-break/>(historical controls)</text:p>
          </table:table-cell>
          <table:table-cell table:style-name="TableCell66">
            <text:p text:style-name="Normal">Transfusion while in intensive care*</text:p>
          </table:table-cell>
        </table:table-row>
        <table:table-row table:style-name="TableRow67">
          <table:table-cell table:style-name="TableCell68">
            <text:p text:style-name="Normal">Perruzi<text:line-break/>1993<text:line-break/>PMID<text:s/><text:a xlink:href="http://pubmed.gov/8472567" office:target-frame-name="_top" xlink:show="replace"><text:span text:style-name="Hyperlink">8472567</text:span></text:a></text:p>
          </table:table-cell>
          <table:table-cell table:style-name="TableCell69">
            <text:p text:style-name="Normal">Adults in intensive care with an arterial catheter</text:p>
          </table:table-cell>
          <table:table-cell table:style-name="TableCell70">
            <text:p text:style-name="Normal">VAMP</text:p>
          </table:table-cell>
          <table:table-cell table:style-name="TableCell71">
            <text:p text:style-name="Normal">Usual care</text:p>
          </table:table-cell>
          <table:table-cell table:style-name="TableCell72">
            <text:p text:style-name="Normal">Transfusion while in intensive care</text:p>
          </table:table-cell>
        </table:table-row>
        <table:table-row table:style-name="TableRow73">
          <table:table-cell table:style-name="TableCell74">
            <text:p text:style-name="Normal">Thorpe<text:line-break/>2000<text:line-break/>PMID<text:s/><text:a xlink:href="http://pubmed.gov/10594430" office:target-frame-name="_top" xlink:show="replace"><text:span text:style-name="Hyperlink">10594430</text:span></text:a></text:p>
          </table:table-cell>
          <table:table-cell table:style-name="TableCell75">
            <text:p text:style-name="Normal">Adults in intensive care with an arterial catheter and expected length of critical care to be more than 7 days</text:p>
          </table:table-cell>
          <table:table-cell table:style-name="TableCell76">
            <text:p text:style-name="Normal">VAMP</text:p>
          </table:table-cell>
          <table:table-cell table:style-name="TableCell77">
            <text:p text:style-name="Normal">Usual care</text:p>
          </table:table-cell>
          <table:table-cell table:style-name="TableCell78">
            <text:p text:style-name="Normal">Transfusion while in intensive care*</text:p>
          </table:table-cell>
        </table:table-row>
        <table:table-row table:style-name="TableRow79">
          <table:table-cell table:style-name="TableCell80">
            <text:p text:style-name="Normal">MacIsaac<text:line-break/>2003<text:line-break/>PMID<text:s/><text:a xlink:href="http://pubmed.gov/14719427" office:target-frame-name="_top" xlink:show="replace"><text:span text:style-name="Hyperlink">14719427</text:span></text:a></text:p>
          </table:table-cell>
          <table:table-cell table:style-name="TableCell81">
            <text:p text:style-name="Normal">Adults in intensive care with an arterial catheter</text:p>
          </table:table-cell>
          <table:table-cell table:style-name="TableCell82">
            <text:p text:style-name="Normal">VAMP</text:p>
          </table:table-cell>
          <table:table-cell table:style-name="TableCell83">
            <text:p text:style-name="Normal">Usual care</text:p>
          </table:table-cell>
          <table:table-cell table:style-name="TableCell84">
            <text:p text:style-name="Normal">Transfusion while in intensive care</text:p>
          </table:table-cell>
        </table:table-row>
        <table:table-row table:style-name="TableRow85">
          <table:table-cell table:style-name="TableCell86">
            <text:p text:style-name="Normal">Harber<text:line-break/>2006&gt;<text:line-break/>PMID<text:s/><text:a xlink:href="http://pubmed.gov/16913337" office:target-frame-name="_top" xlink:show="replace"><text:span text:style-name="Hyperlink">16913337</text:span></text:a></text:p>
          </table:table-cell>
          <table:table-cell table:style-name="TableCell87">
            <text:p text:style-name="Normal">Adults in intensive care with an arterial catheter</text:p>
          </table:table-cell>
          <table:table-cell table:style-name="TableCell88">
            <text:p text:style-name="Normal">VAMP + small collection tubes</text:p>
          </table:table-cell>
          <table:table-cell table:style-name="TableCell89">
            <text:p text:style-name="Normal">Usual care</text:p>
          </table:table-cell>
          <table:table-cell table:style-name="TableCell90">
            <text:p text:style-name="Normal">Transfusion while in intensive care</text:p>
          </table:table-cell>
        </table:table-row>
        <table:table-row table:style-name="TableRow91">
          <table:table-cell table:style-name="TableCell92">
            <text:p text:style-name="Normal">Mukhopadhyay<text:line-break/>2010<text:line-break/>PMID<text:s/><text:a xlink:href="http://pubmed.gov/20105285" office:target-frame-name="_top" xlink:show="replace"><text:span text:style-name="Hyperlink">20105285</text:span></text:a></text:p>
          </table:table-cell>
          <table:table-cell table:style-name="TableCell93">
            <text:p text:style-name="Normal">Adults in intensive care with an arterial catheter</text:p>
          </table:table-cell>
          <table:table-cell table:style-name="TableCell94">
            <text:p text:style-name="Normal">VAMP</text:p>
          </table:table-cell>
          <table:table-cell table:style-name="TableCell95">
            <text:p text:style-name="Normal">Usual care<text:line-break/>(historical controls)</text:p>
          </table:table-cell>
          <table:table-cell table:style-name="TableCell96">
            <text:p text:style-name="Normal">Transfusion while in intensive care</text:p>
          </table:table-cell>
        </table:table-row>
        <table:table-row table:style-name="TableRow97">
          <table:table-cell table:style-name="TableCell98">
            <text:p text:style-name="P99">Trial</text:p>
          </table:table-cell>
          <table:table-cell table:style-name="TableCell100">
            <text:p text:style-name="P101">Patients</text:p>
          </table:table-cell>
          <table:table-cell table:style-name="TableCell102">
            <text:p text:style-name="P103">Intervention</text:p>
          </table:table-cell>
          <table:table-cell table:style-name="TableCell104">
            <text:p text:style-name="P105">Comparison</text:p>
          </table:table-cell>
          <table:table-cell table:style-name="TableCell106">
            <text:p text:style-name="P107">Outcome</text:p>
          </table:table-cell>
        </table:table-row>
      </table:table>
      <text:p text:style-name="Normal">* Event counts and risk ratios were estimated using the methods of Chinn (PMID<text:s/><text:a xlink:href="http://pubmed.gov/11113947" office:target-frame-name="_top" xlink:show="replace"><text:span text:style-name="Hyperlink">11113947</text:span></text:a>) and da Costa (PMID<text:s/><text:a xlink:href="http://pubmed.gov/23045205" office:target-frame-name="_top" xlink:show="replace"><text:span text:style-name="Hyperlink">23045205</text:span></text:a>) based on mean values in publication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Robert Badgett</meta:initial-creator>
    <dc:creator>Robert Badgett</dc:creator>
    <meta:creation-date>2017-05-07T17:46:00Z</meta:creation-date>
    <dc:date>2017-07-09T18:43:00Z</dc:date>
    <meta:template xlink:href="Normal.dotm" xlink:type="simple"/>
    <meta:editing-cycles>4</meta:editing-cycles>
    <meta:editing-duration>PT540S</meta:editing-duration>
    <meta:document-statistic meta:page-count="2" meta:paragraph-count="6" meta:word-count="455" meta:character-count="3049" meta:row-count="21" meta:non-whitespace-character-count="2600"/>
  </office:meta>
</office:document-meta>
</file>